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163cm"/>
    </style:style>
    <style:style style:name="pr2" style:family="presentation" style:parent-style-name="Padrão-notes">
      <style:graphic-properties draw:fill-color="#ffffff" draw:auto-grow-height="true" fo:min-height="4.725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4.725cm"/>
    </style:style>
    <style:style style:name="pr5" style:family="presentation" style:parent-style-name="Padrão-subtitle">
      <style:graphic-properties draw:fill-color="#ffffff" fo:min-height="18.363cm"/>
    </style:style>
    <style:style style:name="pr6" style:family="presentation" style:parent-style-name="Padrão-subtitle">
      <style:graphic-properties draw:fill-color="#ffffff" fo:min-height="18.163cm"/>
    </style:style>
    <style:style style:name="pr7" style:family="presentation" style:parent-style-name="Padrão-subtitle">
      <style:graphic-properties draw:fill-color="#ffffff" fo:min-height="19.163cm"/>
    </style:style>
    <style:style style:name="pr8" style:family="presentation" style:parent-style-name="Padrão-subtitle">
      <style:graphic-properties draw:fill-color="#ffffff" fo:min-height="17.255cm"/>
    </style:style>
    <style:style style:name="pr9" style:family="presentation" style:parent-style-name="Padrão-subtitle">
      <style:graphic-properties draw:fill-color="#ffffff" fo:min-height="18.25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3.5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1">Novidade</text:span></text:p>
            <text:p text:style-name="P1"><text:span text:style-name="T2">Sarah Farias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1" presentation:class="page"/>
          <draw:frame presentation:style-name="pr2" draw:text-style-name="P3" draw:layer="layout" svg:width="11.839cm" svg:height="4.725cm" svg:x="1.48cm" svg:y="4.98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Deixa o meu vento te levar</text:span></text:p>
            <text:p text:style-name="P4"><text:span text:style-name="T3">Para um novo lugar</text:span></text:p>
            <text:p text:style-name="P4"><text:span text:style-name="T3">Pra onde tu não sabes</text:span></text:p>
            <text:p text:style-name="P4"><text:span text:style-name="T3">É uma novidade</text:span></text:p>
            <text:p text:style-name="P4"><text:span text:style-name="T3">É parte do que eu prometi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2" presentation:class="page"/>
          <draw:frame presentation:style-name="pr4" draw:text-style-name="P6" draw:layer="layout" svg:width="11.839cm" svg:height="4.725cm" svg:x="1.48cm" svg:y="4.98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5" draw:layer="layout" svg:width="25.199cm" svg:height="18.363cm" svg:x="1.4cm" svg:y="0.837cm" presentation:class="subtitle" presentation:user-transformed="true">
          <draw:text-box>
            <text:p text:style-name="P4"><text:span text:style-name="T3">E não precisa temer</text:span></text:p>
            <text:p text:style-name="P4"><text:span text:style-name="T3">Pois eu serei com você</text:span></text:p>
            <text:p text:style-name="P4"><text:span text:style-name="T3">Te encherei de sabedoria</text:span></text:p>
            <text:p text:style-name="P4"><text:span text:style-name="T3">Te encherei de conhecimento</text:span></text:p>
            <text:p text:style-name="P4"><text:span text:style-name="T3">E a minha graça</text:span></text:p>
            <text:p text:style-name="P4"><text:span text:style-name="T3">Não se apartará de você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3" presentation:class="page"/>
          <draw:frame presentation:style-name="pr4" draw:text-style-name="P6" draw:layer="layout" svg:width="11.839cm" svg:height="4.725cm" svg:x="1.48cm" svg:y="4.98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5" draw:layer="layout" svg:width="25.199cm" svg:height="18.163cm" svg:x="1.4cm" svg:y="0.837cm" presentation:class="subtitle" presentation:user-transformed="true">
          <draw:text-box>
            <text:p text:style-name="P4"><text:span text:style-name="T3">Eu estou sentindo que está chegando</text:span></text:p>
            <text:p text:style-name="P4"><text:span text:style-name="T3">Uma novidade pra minha vida</text:span></text:p>
            <text:p text:style-name="P4"><text:span text:style-name="T3">É uma promessa antiga</text:span></text:p>
            <text:p text:style-name="P4"><text:span text:style-name="T3">Esperada, desejada, tão chorada</text:span></text:p>
            <text:p text:style-name="P4"><text:span text:style-name="T3">Que está chegando uma novidade</text:span></text:p>
            <text:p text:style-name="P4"><text:span text:style-name="T3">Uma novidade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4" presentation:class="page"/>
          <draw:frame presentation:style-name="pr4" draw:text-style-name="P6" draw:layer="layout" svg:width="11.839cm" svg:height="4.725cm" svg:x="1.48cm" svg:y="4.98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E não precisa temer</text:span></text:p>
            <text:p text:style-name="P4"><text:span text:style-name="T3">Pois eu serei com você</text:span></text:p>
            <text:p text:style-name="P4"><text:span text:style-name="T3">Te encherei de sabedoria</text:span></text:p>
            <text:p text:style-name="P4"><text:span text:style-name="T3">Te encherei de conhecimento</text:span></text:p>
            <text:p text:style-name="P4"><text:span text:style-name="T3">E a minha graça</text:span></text:p>
            <text:p text:style-name="P4"><text:span text:style-name="T3">Não se apartará de você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5" presentation:class="page"/>
          <draw:frame presentation:style-name="pr4" draw:text-style-name="P6" draw:layer="layout" svg:width="11.839cm" svg:height="4.725cm" svg:x="1.48cm" svg:y="4.98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7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Eu estou sentindo que está chegando</text:span></text:p>
            <text:p text:style-name="P4"><text:span text:style-name="T3">Uma novidade pra minha vida</text:span></text:p>
            <text:p text:style-name="P4"><text:span text:style-name="T3">É uma promessa antiga</text:span></text:p>
            <text:p text:style-name="P4"><text:span text:style-name="T3">Esperada, desejada, tão chorada</text:span></text:p>
            <text:p text:style-name="P4"><text:span text:style-name="T3">Que está chegando uma novidade</text:span></text:p>
            <text:p text:style-name="P4"><text:span text:style-name="T3">Uma novidade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6" presentation:class="page"/>
          <draw:frame presentation:style-name="pr4" draw:text-style-name="P6" draw:layer="layout" svg:width="11.839cm" svg:height="4.725cm" svg:x="1.48cm" svg:y="4.98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8" draw:text-style-name="P5" draw:layer="layout" svg:width="25.6cm" svg:height="17.255cm" svg:x="1cm" svg:y="3cm" presentation:class="subtitle" presentation:user-transformed="true">
          <draw:text-box>
            <text:p text:style-name="P4"><text:span text:style-name="T3">Estou me levantando</text:span></text:p>
            <text:p text:style-name="P4"><text:span text:style-name="T3">Teu tempo está chegando</text:span></text:p>
            <text:p text:style-name="P4"><text:span text:style-name="T3">Fiel fostes no pouco</text:span></text:p>
            <text:p text:style-name="P4"><text:span text:style-name="T3">E sobre o muito te colocarei 4x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7" presentation:class="page"/>
          <draw:frame presentation:style-name="pr4" draw:text-style-name="P6" draw:layer="layout" svg:width="11.839cm" svg:height="4.725cm" svg:x="1.48cm" svg:y="4.98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9" draw:text-style-name="P5" draw:layer="layout" svg:width="25.799cm" svg:height="18.255cm" svg:x="1.2cm" svg:y="1.6cm" presentation:class="subtitle" presentation:user-transformed="true">
          <draw:text-box>
            <text:p text:style-name="P4"><text:span text:style-name="T3">Eu estou sentindo que está chegando</text:span></text:p>
            <text:p text:style-name="P4"><text:span text:style-name="T3">Uma novidade pra minha vida</text:span></text:p>
            <text:p text:style-name="P4"><text:span text:style-name="T3">É uma promessa antiga</text:span></text:p>
            <text:p text:style-name="P4"><text:span text:style-name="T3">Esperada, desejada, tão chorada</text:span></text:p>
            <text:p text:style-name="P4"><text:span text:style-name="T3">Que está chegando uma novidade</text:span></text:p>
            <text:p text:style-name="P4"><text:span text:style-name="T3">Uma novidade 2x</text:span></text:p>
          </draw:text-box>
        </draw:frame>
        <presentation:notes draw:style-name="dp2">
          <draw:page-thumbnail draw:style-name="gr1" draw:layer="layout" svg:width="10.464cm" svg:height="3.937cm" svg:x="2.167cm" svg:y="0.797cm" draw:page-number="8" presentation:class="page"/>
          <draw:frame presentation:style-name="pr4" draw:text-style-name="P6" draw:layer="layout" svg:width="11.839cm" svg:height="4.725cm" svg:x="1.48cm" svg:y="4.9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8999996185302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9.89999961853027pt" style:font-style-asian="normal" style:font-weight-asian="normal" style:font-name-complex="Arial" style:font-family-complex="Arial" style:font-family-generic-complex="system" style:font-pitch-complex="variable" style:font-size-complex="9.8999996185302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4.8cm" fo:page-height="10.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2">
        <draw:page-thumbnail presentation:style-name="Padrão-title" draw:layer="backgroundobjects" svg:width="10.464cm" svg:height="3.937cm" svg:x="2.167cm" svg:y="0.797cm" presentation:class="page"/>
        <draw:frame presentation:style-name="Padrão-notes" draw:layer="backgroundobjects" svg:width="11.839cm" svg:height="4.725cm" svg:x="1.48cm" svg:y="4.987cm" presentation:class="notes" presentation:placeholder="true">
          <draw:text-box/>
        </draw:frame>
        <draw:frame presentation:style-name="Mpr2" draw:text-style-name="MP2" draw:layer="backgroundobjects" svg:width="6.422cm" svg:height="0.525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6.422cm" svg:height="0.525cm" svg:x="8.37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6.422cm" svg:height="0.525cm" svg:x="0cm" svg:y="9.97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6.422cm" svg:height="0.525cm" svg:x="8.376cm" svg:y="9.97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6:26:15.864000000</meta:creation-date>
    <dc:date>2017-02-15T16:45:49.445000000</dc:date>
    <meta:editing-duration>PT6M17S</meta:editing-duration>
    <meta:editing-cycles>1</meta:editing-cycles>
    <meta:document-statistic meta:object-count="45"/>
    <meta:generator>LibreOffice/5.2.0.4$Windows_x86 LibreOffice_project/066b007f5ebcc236395c7d282ba488bca6720265</meta:generator>
  </office:meta>
</office:document-meta>
</file>